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QOMTreeVisitor.visit( QueryObjectModelTre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NodeNam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Ordering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Not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FullTextSearch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Joi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PropertyValu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SameNodeJoinConditi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ChildNodeJoinConditi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Comparis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Or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NodeLocalNam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EquiJoinConditi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DescendantNod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LowerCas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SameNod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Selector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Length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Colum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UpperCas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PropertyExistenc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Literal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FullTextSearchScor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BindVariableValu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DescendantNodeJoinConditi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And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OMTreeVisitor.visit( ChildNod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